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7" style:family="table-column">
      <style:table-column-properties fo:break-before="auto" style:column-width="255.08mm"/>
    </style:style>
    <style:style style:name="co6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62.14mm"/>
    </style:style>
    <style:style style:name="co9" style:family="table-column">
      <style:table-column-properties fo:break-before="auto" style:column-width="227.63mm"/>
    </style:style>
    <style:style style:name="co10" style:family="table-column">
      <style:table-column-properties fo:break-before="auto" style:column-width="129.63mm"/>
    </style:style>
    <style:style style:name="co11" style:family="table-column">
      <style:table-column-properties fo:break-before="auto" style:column-width="236.33mm"/>
    </style:style>
    <style:style style:name="co12" style:family="table-column">
      <style:table-column-properties fo:break-before="auto" style:column-width="238.28mm"/>
    </style:style>
    <style:style style:name="co13" style:family="table-column">
      <style:table-column-properties fo:break-before="auto" style:column-width="54.31mm"/>
    </style:style>
    <style:style style:name="co14" style:family="table-column">
      <style:table-column-properties fo:break-before="auto" style:column-width="69.44mm"/>
    </style:style>
    <style:style style:name="co15" style:family="table-column">
      <style:table-column-properties fo:break-before="auto" style:column-width="61.33mm"/>
    </style:style>
    <style:style style:name="co16" style:family="table-column">
      <style:table-column-properties fo:break-before="auto" style:column-width="47.31mm"/>
    </style:style>
    <style:style style:name="co17" style:family="table-column">
      <style:table-column-properties fo:break-before="auto" style:column-width="41.73mm"/>
    </style:style>
    <style:style style:name="co18" style:family="table-column">
      <style:table-column-properties fo:break-before="auto" style:column-width="70.29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2" style:family="table" style:master-page-name="PageStyle_5f_38-_20_rules_20_firewalls">
      <style:table-properties table:display="true" style:writing-mode="lr-tb"/>
    </style:style>
    <style:style style:name="ta3" style:family="table" style:master-page-name="PageStyle_5f_38-_20_rules_20_fwlang">
      <style:table-properties table:display="true" style:writing-mode="lr-tb"/>
    </style:style>
    <style:style style:name="ta4" style:family="table" style:master-page-name="PageStyle_5f_22_20_rules_20_firewalls">
      <style:table-properties table:display="true" style:writing-mode="lr-tb"/>
    </style:style>
    <style:style style:name="ta5" style:family="table" style:master-page-name="PageStyle_5f_22_20_rules_20_fwlang">
      <style:table-properties table:display="true" style:writing-mode="lr-tb"/>
    </style:style>
    <style:style style:name="ta6" style:family="table" style:master-page-name="PageStyle_5f_35_20_rules_20_firewalls">
      <style:table-properties table:display="true" style:writing-mode="lr-tb"/>
    </style:style>
    <style:style style:name="ta7" style:family="table" style:master-page-name="PageStyle_5f_35_20_rules_20_fwlang">
      <style:table-properties table:display="true" style:writing-mode="lr-tb"/>
    </style:style>
    <style:style style:name="ta8" style:family="table" style:master-page-name="PageStyle_5f_47_20_rules_20_firewalls">
      <style:table-properties table:display="true" style:writing-mode="lr-tb"/>
    </style:style>
    <style:style style:name="ta9" style:family="table" style:master-page-name="PageStyle_5f_graficos">
      <style:table-properties table:display="true" style:writing-mode="lr-tb"/>
    </style:style>
    <style:style style:name="ta10" style:family="table" style:master-page-name="PageStyle_5f_47_20_rules_20_fwla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8888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8888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ficos" table:style-name="ta9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10" office:value-type="string" calcext:value-type="string">
            <text:p>Nº de termos FWlang</text:p>
          </table:table-cell>
          <table:table-cell table:style-name="ce10" office:value-type="string" calcext:value-type="string">
            <text:p>Nº termos sintaxe Firewalls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22 Regras Instituição 1</text:p>
          </table:table-cell>
          <table:table-cell table:style-name="ce10" office:value-type="float" office:value="308" calcext:value-type="float">
            <text:p>308</text:p>
          </table:table-cell>
          <table:table-cell table:style-name="ce10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35 Regras Instituição 2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1026" calcext:value-type="float">
            <text:p>1026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38 Regras Instituição 3</text:p>
          </table:table-cell>
          <table:table-cell table:style-name="ce10" office:value-type="float" office:value="532" calcext:value-type="float">
            <text:p>532</text:p>
          </table:table-cell>
          <table:table-cell table:style-name="ce10" office:value-type="float" office:value="1081" calcext:value-type="float">
            <text:p>1081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47 Regras Instituição 4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2200" calcext:value-type="float">
            <text:p>22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10" office:value-type="float" office:value="768" calcext:value-type="float">
            <text:p>768</text:p>
          </table:table-cell>
          <table:table-cell table:style-name="ce10" office:value-type="float" office:value="1547" calcext:value-type="float">
            <text:p>1547</text:p>
          </table:table-cell>
          <table:table-cell table:number-columns-repeated="1014"/>
        </table:table-row>
        <table:table-row table:style-name="ro2">
          <table:table-cell/>
          <table:table-cell>
            <draw:frame table:end-cell-address="graficos.D25" table:end-x="29.82mm" table:end-y="3.95mm" draw:z-index="0" draw:name="Chart 1" draw:style-name="gr1" draw:text-style-name="P1" svg:width="158.74mm" svg:height="98.15mm" svg:x="1.85mm" svg:y="0.26mm">
              <draw:object draw:notify-on-update-of-ranges="graficos.A2:graficos.A5 graficos.B1:graficos.B1 graficos.B2:graficos.B5 graficos.C2:graficos.C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 table:style-name="ce10" table:number-columns-repeated="3"/>
          <table:table-cell table:number-columns-repeated="1021"/>
        </table:table-row>
        <table:table-row table:style-name="ro1" table:number-rows-repeated="4">
          <table:table-cell table:style-name="ce10"/>
          <table:table-cell table:style-name="ce2" table:number-columns-repeated="2"/>
          <table:table-cell table:number-columns-repeated="102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8- rules firewalls" table:style-name="ta2">
        <table:table-column table:style-name="co7" table:default-cell-style-name="Default"/>
        <table:table-column table:style-name="co6" table:number-columns-repeated="1023" table:default-cell-style-name="Default"/>
        <table:table-row table:style-name="ro1">
          <table:table-cell table:style-name="ce10"/>
          <table:table-cell table:style-name="ce10" office:value-type="string" calcext:value-type="string">
            <text:p>fixo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deny ip any host 85.243.251.1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 extended deny ip any host 106.184.21.21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 extended deny ip any host 37.140.235.12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4 extended deny ip any host 37.140.235.13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5 extended permit ip host 10.0.20.4 10.100.0.0 255.255.255.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6 extended deny ip any 10.100.0.0 255.255.255.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7 extended permit tcp host 10.0.90.10 host 200.19.0.12 eq lda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8 extended permit tcp host 10.0.90.10 host 10.100.0.103 eq 5000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9 extended permit tcp host 10.0.90.10 any eq 593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0 extended deny ip 10.0.90.0 255.255.255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1 extended permit tcp any any eq https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2 extended permit tcp any any eq http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3 extended permit tcp any any eq 808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4 extended permit tcp any any eq 809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5 extended permit udp any any eq 809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6 extended permit tcp any any eq 6500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7 extended permit tcp any any eq 844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8 extended permit tcp any any eq 744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9 extended permit tcp any any eq 919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0 extended permit tcp any any eq 300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1 extended permit tcp any any eq 21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2 extended permit tcp 10.0.20.0 255.255.255.0 host 10.100.0.50 eq 338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3 extended permit tcp 10.0.30.0 255.255.255.0 host 10.100.0.50 eq 338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4 extended permit tcp 10.0.40.0 255.255.255.0 host 10.100.0.50 eq 3389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5 extended permit ip 10.0.60.0 255.255.255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6 extended permit tcp host 10.0.10.254 host 200.19.0.50 eq 181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7 extended permit udp host 10.0.10.254 host 200.19.0.50 eq 181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8 extended deny tcp any any eq smtp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9 extended permit udp 10.0.0.0 255.255.0.0 host 200.19.0.111 eq 506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0 extended permit tcp any any eq 193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1 extended permit udp 10.0.0.0 255.255.0.0 host 10.100.0.33 eq 404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2 extended permit tcp 10.0.0.0 255.255.0.0 host 10.100.0.33 eq 404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3 extended permit tcp any host 200.19.0.155 eq 3128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4 extended permit tcp 10.0.0.0 255.255.0.0 any eq 2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5 extended permit udp any host 200.19.0.155 eq 51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6 extended permit tcp 10.0.0.0 255.255.0.0 any eq 1688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7 extended permit tcp any any eq 3456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8 extended deny ip any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85.243.251.19 -p all -j DROP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106.184.21.218 -p all -j DROP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37.140.235.126 -p all -j DROP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37.140.235.132 -p all -j DROP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100.0.0/255.255.0.0" xlink:type="simple">iptables -I FORWARD 1 -s 10.0.20.4 -d 10.100.0.0/255.255.0.0 -p all -j ACCEPT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10.100.0.0/255.255.0.0 -p all -j DROP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90.10 -d 200.19.0.12 -p tcp --dport 389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90.10 -d 10.100.0.103 -p tcp --dport 5000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10.0.90.10 -d 0.0.0.0/0.0.0.0 -p tcp --dport 5938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90.0/255.255.255.0" xlink:type="simple">iptables -I FORWARD 1 -s 10.0.90.0/255.255.255.0 -d 0.0.0.0/0.0.0.0 -p all -j DROP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443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8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808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8090 -j ACCEP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udp --dport 809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650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8443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7443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9191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3001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21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20.0/255.255.255.0" xlink:type="simple">iptables -I FORWARD 1 -s 10.0.20.0/255.255.255.0 -d 10.100.0.50 -p tcp --dport 3389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30.0/255.255.255.0" xlink:type="simple">iptables -I FORWARD 1 -s 10.0.30.0/255.255.255.0 -d 10.100.0.50 -p tcp --dport 3389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40.0/255.255.255.0" xlink:type="simple">iptables -I FORWARD 1 -s 10.0.40.0/255.255.255.0 -d 10.100.0.50 -p tcp --dport 3389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60.0/255.255.255.0" xlink:type="simple">iptables -I FORWARD 1 -s 10.0.60.0/255.255.255.0 -d 0.0.0.0/0.0.0.0 -p all -j ACCEPT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10.254 -d 200.19.0.50 -p tcp --dport 181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10.254 -d 200.19.0.50 -p udp --dport 181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25 -j DROP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0.0/255.255.0.0" xlink:type="simple">iptables -I FORWARD 1 -s 10.0.0.0/255.255.0.0 -d 200.19.0.111 -p udp --dport 506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1935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0.0/255.255.0.0" xlink:type="simple">iptables -I FORWARD 1 -s 10.0.0.0/255.255.0.0 -d 10.100.0.33 -p udp --dport 404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0.0/255.255.0.0" xlink:type="simple">iptables -I FORWARD 1 -s 10.0.0.0/255.255.0.0 -d 10.100.0.33 -p tcp --dport 4040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200.19.0.155 -p tcp --dport 3128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0.0/255.255.0.0" xlink:type="simple">iptables -I FORWARD 1 -s 10.0.0.0/255.255.0.0 -d 0.0.0.0/0.0.0.0 -p tcp --dport 22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200.19.0.155 -p udp --dport 514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10.0.0.0/255.255.0.0" xlink:type="simple">iptables -I FORWARD 1 -s 10.0.0.0/255.255.0.0 -d 0.0.0.0/0.0.0.0 -p tcp --dport 1688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1 -s 0.0.0.0/0.0.0.0 -d 0.0.0.0/0.0.0.0 -p tcp --dport 3456 -j ACCEPT</text:a>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0.0.0.0/0.0.0.0" xlink:type="simple">iptables -I FORWARD 8 -s 0.0.0.0/0.0.0.0 -d 0.0.0.0/0.0.0.0 -p all -j DROP</text:a>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85.243.251.19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106.184.21.218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37.140.235.126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37.140.235.132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20.4,nw_dst=10.100.0.0/255.255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10.100.0.0/255.255.0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90.10,nw_dst=200.19.0.12,nw_proto=6,tcp_dst=389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90.10,nw_dst=10.100.0.103,nw_proto=6,tcp_dst=500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90.10,nw_dst=0.0.0.0/0.0.0.0,nw_proto=6,tcp_dst=5938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90.0/255.255.255.0,nw_dst=0.0.0.0/0.0.0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44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8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808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809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17,udp_dst=809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650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844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744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9191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3001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21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20.0/255.255.255.0,nw_dst=10.100.0.50,nw_proto=6,tcp_dst=3389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30.0/255.255.255.0,nw_dst=10.100.0.50,nw_proto=6,tcp_dst=3389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40.0/255.255.255.0,nw_dst=10.100.0.50,nw_proto=6,tcp_dst=3389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60.0/255.255.255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10.254,nw_dst=200.19.0.50,nw_proto=6,tcp_dst=181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10.254,nw_dst=200.19.0.50,nw_proto=17,udp_dst=181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25,action=drop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0/255.255.0.0,nw_dst=200.19.0.111,nw_proto=17,udp_dst=506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193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0/255.255.0.0,nw_dst=10.100.0.33,nw_proto=17,udp_dst=404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0/255.255.0.0,nw_dst=10.100.0.33,nw_proto=6,tcp_dst=404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200.19.0.155,nw_proto=6,tcp_dst=3128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0/255.255.0.0,nw_dst=0.0.0.0/0.0.0.0,nw_proto=6,tcp_dst=2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200.19.0.155,nw_proto=17,udp_dst=514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0/255.255.0.0,nw_dst=0.0.0.0/0.0.0.0,nw_proto=6,tcp_dst=1688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nw_proto=6,tcp_dst=3456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ovs-ofctl add-flow br0 dl_type=0x800,priority=65529,nw_src=0.0.0.0/0.0.0.0,nw_dst=0.0.0.0/0.0.0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table:style-name="ce14" table:formula="of:=SUM([.B2:.B117])" office:value-type="float" office:value="1081" calcext:value-type="float">
            <text:p>1081</text:p>
          </table:table-cell>
          <table:table-cell table:number-columns-repeated="102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8- rules fwlang" table:style-name="ta3">
        <table:table-column table:style-name="co6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rop-all-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matlab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3456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campus-kmsservice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0.0/16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1688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gserver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200.19.0.15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syslog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campus-ssh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0.0/16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ssh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proxyserver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200.19.0.155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llow <text:s text:c="2"/>traffic('tcp/3128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campus-ocsservertc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0.0/16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10.100.0.3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404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campus-ocsserverud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0.0/16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10.100.0.3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udp/404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vconfservice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llow <text:s text:c="2"/>traffic('tcp/193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campus-voipserver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0.0/16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200.19.0.111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allow <text:s text:c="2"/>traffic('udp/506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all-sm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sm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host10254-eduroamserver50ud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10.0.10.25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200.19.0.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udp/181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host10254-eduroamserver50tc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10.0.10.25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200.19.0.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181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60-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60.0/2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40-tsserver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40.0/2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10.100.0.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3389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30-tsserver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30.0/2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10.100.0.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3389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net20-tsserver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20.0/2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10.100.0.5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3389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f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f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3001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3001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9191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9191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7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7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8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8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650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650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udp809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udp/809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809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809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tcp80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80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ht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allow <text:s text:c="2"/>traffic('ht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https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https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net90-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range('10.0.90.0/2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host9010-teamviewer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10.0.90.10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5938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host9010-lda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10.0.90.1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200.19.0.12 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allow <text:s text:c="2"/>traffic('tcp/3389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host9010-db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10.0.90.10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10.100.0.10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5000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all-campus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range('10.100.0.0/16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host204-campus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10.0.20.4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range('10.100.0.0/16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incident03-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37.140.235.13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incident03-1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37.140.235.126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incident0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106.184.21.218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eny-incident01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85.243.251.19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4" table:formula="of:=SUM([.C2:.C303])" office:value-type="float" office:value="532" calcext:value-type="float">
            <text:p>532</text:p>
          </table:table-cell>
          <table:table-cell table:number-columns-repeated="1021"/>
        </table:table-row>
        <table:table-row table:style-name="ro2" table:number-rows-repeated="1048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 rules firewalls" table:style-name="ta4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access-list inside_access_in line 1 extended deny ip any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11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10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9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8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7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6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5.0.0 255.255.0.0 any 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4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3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2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1.0.0 255.255.0.0 any 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10.0.0.0 255.255.0.0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any 200.19.0.0 255.255.255.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any host 200.19.1.61 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any 161.148.0.0 255.255.0.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host 10.0.0.115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host 10.0.0.110 host 200.19.1.6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udp any host 200.19.1.100 eq 506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udp any host 200.19.1.101 eq 5060 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deny ip any 8.210.65.0 255.255.255.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deny ip any 91.0.0.0 255.0.0.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all <text:s/>-j 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11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10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9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8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7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6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5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4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3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2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1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0.0/255.255.0.0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200.19.0.0/255.255.255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200.19.1.61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161.148.0.0/255.255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0.115 -d 0.0.0.0/0.0.0.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10.0.0.110 -d 200.19.1.60 -p all <text:s/>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200.19.1.100 -p udp --dport 5060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200.19.1.101 -p udp --dport 5060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8.210.65.0/255.255.255.0 -p all <text:s/>-j DROP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91.0.0.0/255.0.0.0 -p all <text:s/>-j DROP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0.0.0.0/0.0.0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11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10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9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8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7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6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5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4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3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2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1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0/255.255.0.0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200.19.0.0/255.255.255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200.19.1.61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161.148.0.0/255.255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115,nw_dst=0.0.0.0/0.0.0.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10.0.0.110,nw_dst=200.19.1.60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200.19.1.100,nw_proto=17,udp_dst=506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200.19.1.101,nw_proto=17,udp_dst=506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8.210.65.0/255.255.255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91.0.0.0/255.0.0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4" table:formula="of:=SUM([.B1:.B66])" office:value-type="float" office:value="538" calcext:value-type="float">
            <text:p>538</text:p>
          </table:table-cell>
          <table:table-cell table:number-columns-repeated="1022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2 rules fwlang" table:style-name="ta5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drop-all-all')</text:p>
          </table:table-cell>
          <table:table-cell table:style-name="ce10" table:number-columns-repeated="4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7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11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11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10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10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9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9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8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8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7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7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6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6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5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5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4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4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3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3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2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2.0.0/16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store1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1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office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range('10.0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all-dmz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range('200.19.0.0/24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all-server6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200.19.1.61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all-irs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range('161.148.0.0/16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host115-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10.0.0.115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host110-server60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10.0.0.110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200.19.1.60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all-voip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200.19.1.100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udp/5060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permit-all-voip2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endpoint('200.19.1.101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llow <text:s text:c="2"/>traffic('udp/5060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deny-phishing-attack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range('8.210.65.0/24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rop <text:s text:c="2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table:number-columns-repeated="3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name <text:s text:c="3"/>text('deny-coinhide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to <text:s text:c="5"/>range('91.0.0.0/8')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drop <text:s text:c="3"/>traffic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style-name="ce10" table:number-columns-repeated="2"/>
          <table:table-cell/>
          <table:table-cell table:style-name="ce10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4" table:formula="of:=SUM([.B1:.B175])" office:value-type="float" office:value="308" calcext:value-type="float">
            <text:p>308</text:p>
          </table:table-cell>
          <table:table-cell table:number-columns-repeated="1022"/>
        </table:table-row>
        <table:table-row table:style-name="ro2" table:number-rows-repeated="10483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5 rules firewalls" table:style-name="ta6">
        <table:table-column table:style-name="co11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access-list inside_access_in line 5 extended permit icmp host 10.0.0.1 any eq echo-request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5 extended permit icmp any host 10.0.0.1 eq echo-request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5 extended permit icmp host 10.0.0.1 any eq echo-reply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5 extended permit icmp any host 10.0.0.1 eq echo-reply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5 extended permit udp any host 10.0.0.1 eq 5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6 extended permit udp host 10.0.0.1 any eq 5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7 extended permit tcp any host 10.0.0.1 eq 5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8 extended permit tcp host 10.0.0.1 any eq 5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9 extended permit tcp host 186.251.212.204 host 10.0.0.1 eq 567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0 extended permit tcp host 10.0.0.1 host 186.251.212.204 eq 567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1 extended permit tcp host 186.251.212.204 host 10.0.0.1 eq 1567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2 extended permit tcp host 10.0.0.1 host 186.251.212.204 eq 1567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3 extended permit tcp any host 186.251.212.204 eq 567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4 extended permit tcp host 186.251.212.204 any eq 567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5 extended permit tcp any host 186.251.212.204 eq 1567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6 extended permit tcp host 186.251.212.204 any eq 1567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7 extended permit tcp any host 10.0.0.1 eq 2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8 extended permit tcp host 10.0.0.1 any eq 2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9 extended permit tcp any host 10.0.0.1 eq 8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0 extended permit tcp host 10.0.0.1 any eq 90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1 extended permit tcp any host 10.0.0.1 eq 44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2 extended permit tcp host 10.0.0.1 any eq 443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3 extended permit tcp host 136.143.190.56 host 10.0.0.1 eq 46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4 extended permit tcp host 10.0.0.1 host 136.143.190.56 eq 46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5 extended permit tcp host 64.233.190.108 host 10.0.0.1 eq 46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6 extended permit tcp host 10.0.0.1 host 64.233.190.108 eq 465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7 extended permit tcp host 136.143.190.56 host 10.0.0.1 eq 58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8 extended permit tcp host 10.0.0.1 host 136.143.190.56 eq 58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29 extended permit tcp host 64.233.190.108 host 10.0.0.1 eq 58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0 extended permit tcp host 10.0.0.1 host 64.233.190.108 eq 587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1 extended permit tcp any host 10.0.0.1 eq 46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2 extended permit tcp host 10.0.0.1 any eq 46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3 extended permit tcp any host 10.0.0.1 eq 58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4 extended permit tcp host 10.0.0.1 any eq 58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35 extended deny ip any any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p icmp --icmp-type echo-request -j ACCEPT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p icmp --icmp-type echo-reply -j ACCEPT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p icmp --icmp-type echo-request -j ACCEPT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p icmp --icmp-type echo-reply -j ACCEPT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udp --dport 53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udp --sport 53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tcp --dport 53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tcp --sport 53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s covid19-hs.unihacker.club -p tcp --sport 567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d covid19-hs.unihacker.club -p tcp --dport 567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s covid19-hs.unihacker.club -p tcp --sport 1567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d covid19-hs.unihacker.club -p tcp --dport 1567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s covid19-hs.unihacker.club -p tcp --sport 5672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d covid19-hs.unihacker.club -p tcp --sport 5672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s covid19-hs.unihacker.club -p tcp --sport 15672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d covid19-hs.unihacker.club -p tcp --sport 15672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tcp --sport 22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tcp --dport 22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tcp --sport 80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tcp --dport 80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tcp --sport 443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tcp --dport 443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s smtp.zoho.com -p tcp --sport 465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d smtp.zoho.com -p tcp --dport 465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s smtp.gmail.com -p tcp --sport 465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d smtp.gmail.com -p tcp --dport 465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s smtp.zoho.com -p tcp --sport 587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d smtp.zoho.com -p tcp --dport 587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s smtp.gmail.com -p tcp --sport 587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d smtp.gmail.com -p tcp --dport 587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tcp --sport 465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tcp --dport 465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INPUT -d 10.0.0.01 -p tcp --sport 587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OUTPUT -s 10.0.0.01 -p tcp --dport 587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A LOGGING -j DROP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10.0.0.3,nw_proto=1,icmp_type=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4,nw_src=10.0.0.0.3,nw_dst=0.0.0.0/0.0.0.0,nw_proto=1,icmp_type=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3,nw_src=0.0.0.0/0.0.0.0,nw_dst=10.0.0.3,nw_proto=1,icmp_type=8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2,nw_src=10.0.0.0.3,nw_dst=0.0.0.0/0.0.0.0,nw_proto=1,icmp_type=8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1,nw_src=0.0.0.0/0.0.0.0,nw_dst=10.0.0.3,nw_proto=17,udp_dst=5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0,nw_src=10.0.0.0.3,nw_dst=0.0.0.0/0.0.0.0,nw_proto=17,udp_dst=5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9,nw_src=0.0.0.0/0.0.0.0,nw_dst=10.0.0.3,nw_proto=6,tcp_dst=5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8,nw_src=10.0.0.0.3,nw_dst=0.0.0.0/0.0.0.0,nw_proto=6,tcp_dst=5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7,nw_src=186.251.212.204,nw_dst=10.0.0.3,nw_proto=6,tcp_dst=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6,nw_src=10.0.0.0.3,nw_dst=186.251.212.204,nw_proto=6,tcp_dst=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5,nw_src=186.251.212.204,nw_dst=10.0.0.3,nw_proto=6,tcp_dst=1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4,nw_src=10.0.0.0.3,nw_dst=186.251.212.204,nw_proto=6,tcp_dst=1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3,nw_src=0.0.0.0/0.0.0.0,nw_dst=186.251.212.204,nw_proto=6,tcp_dst=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2,nw_src=186.251.212.204,nw_dst=0.0.0.0/0.0.0.0,nw_proto=6,tcp_dst=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1,nw_src=0.0.0.0/0.0.0.0,nw_dst=186.251.212.204,nw_proto=6,tcp_dst=1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20,nw_src=186.251.212.204,nw_dst=0.0.0.0/0.0.0.0,nw_proto=6,tcp_dst=1567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9,nw_src=0.0.0.0/0.0.0.0,nw_dst=10.0.0.3,nw_proto=6,tcp_dst=2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8,nw_src=10.0.0.0.3,nw_dst=0.0.0.0/0.0.0.0,nw_proto=6,tcp_dst=2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7,nw_src=0.0.0.0/0.0.0.0,nw_dst=10.0.0.3,nw_proto=6,tcp_dst=8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6,nw_src=10.0.0.0.3,nw_dst=0.0.0.0/0.0.0.0,nw_proto=6,tcp_dst=8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5,nw_src=0.0.0.0/0.0.0.0,nw_dst=10.0.0.3,nw_proto=6,tcp_dst=44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4,nw_src=10.0.0.0.3,nw_dst=0.0.0.0/0.0.0.0,nw_proto=6,tcp_dst=44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3,nw_src=64.233.190.108,nw_dst=10.0.0.3,nw_proto=6,tcp_dst=46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2,nw_src=10.0.0.0.3,nw_dst=64.233.190.108,nw_proto=6,tcp_dst=46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1,nw_src=136.143.190.56,nw_dst=10.0.0.3,nw_proto=6,tcp_dst=46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10,nw_src=10.0.0.0.3,nw_dst=136.143.190.56,nw_proto=6,tcp_dst=46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9,nw_src=136.143.190.56,nw_dst=10.0.0.3,nw_proto=6,tcp_dst=58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8,nw_src=10.0.0.0.3,nw_dst=136.143.190.56,nw_proto=6,tcp_dst=58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7,nw_src=64.233.190.108,nw_dst=10.0.0.3,nw_proto=6,tcp_dst=58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6,nw_src=10.0.0.0.3,nw_dst=64.233.190.108,nw_proto=6,tcp_dst=58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5,nw_src=0.0.0.0/0.0.0.0,nw_dst=10.0.0.3,nw_proto=6,tcp_dst=46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4,nw_src=10.0.0.0.3,nw_dst=0.0.0.0/0.0.0.0,nw_proto=6,tcp_dst=465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3,nw_src=0.0.0.0/0.0.0.0,nw_dst=10.0.0.3,nw_proto=6,tcp_dst=58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2,nw_src=10.0.0.0.3,nw_dst=0.0.0.0/0.0.0.0,nw_proto=6,tcp_dst=58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01,nw_src=0.0.0.0/0.0.0.0,nw_dst=0.0.0.0/0.0.0.0,action=drop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4" table:formula="of:=SUM([.B1:.B105])" office:value-type="float" office:value="1026" calcext:value-type="float">
            <text:p>1026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5 rules fwlang" table:style-name="ta7">
        <table:table-column table:style-name="co6" table:number-columns-repeated="1024" table:default-cell-style-name="Default"/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drop-all-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block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block <text:s text:c="2"/>traffic('tcp/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gmail-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smtp.gmail.com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gmail-local-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smtp.gmail.com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zoho-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smtp.zoho.com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587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zoho-local-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smtp.zoho.com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8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gmail-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smtp.gmail.com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gmail-local-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smtp.gmail.com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zoho-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smtp.zoho.com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zoho-local-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smtp.zoho.com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65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44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2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2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80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covid19-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covid19-hs.unihacker.club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covid19-all-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covid19-hs.unihacker.club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covid19-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covid19-hs.unihacker.club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covid19-all-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covid19-hs.unihacker.club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5672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covid19-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covid19-hs.unihacker.club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covid19-local-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covid19-hs.unihacker.club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1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covid19-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covid19-hs.unihacker.club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covid19-local-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covid19-hs.unihacker.club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67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tcp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tcp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tcp/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udp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udp/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udp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udp/53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echoreply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echo-reply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echoreply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echo-reply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local-echoreque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echo-request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local-all-echoreque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localho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4"/>
          <table:table-cell table:style-name="ce10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allow <text:s text:c="2"/>traffic('echo-request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before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 <text:s text:c="4"/>middlebox('cisco-1'),middlebox('iptables-1'),middlebox('openflow-1')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4" table:formula="of:=SUM([.F1:.F280])" office:value-type="float" office:value="490" calcext:value-type="float">
            <text:p>490</text:p>
          </table:table-cell>
          <table:table-cell table:number-columns-repeated="1018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7 rules firewalls" table:style-name="ta8">
        <table:table-column table:style-name="co12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access-list inside_access_in line 1 extended permit udp any any eq 5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tcp any any eq 5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udp any any eq 137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tcp any any eq 137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ip any host 172.31.255.25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tcp any any eq http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tcp any any eq https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ccess-list inside_access_in line 1 extended permit tcp any any eq 22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bject network 10.3.0.18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ost 10.3.0.18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bject network 200.19.0.9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ost 200.19.0.9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nat static 10.3.0.18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 NAT sem portas</text:p>
          </table:table-cell>
          <table:table-cell table:style-name="ce14" table:formula="of:=3*[.B12]" office:value-type="float" office:value="24" calcext:value-type="float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object network 10.0.0.5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ost 10.0.0.50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bject network 200.19.0.5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ost 200.19.0.5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t static 10.0.0.50 service tcp 80 9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4 NAT com porta</text:p>
          </table:table-cell>
          <table:table-cell table:style-name="ce14" table:formula="of:=34*[.B18]" office:value-type="float" office:value="340" calcext:value-type="float">
            <text:p>34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iptables -I FORWARD 1 -s 0.0.0.0/0.0.0.0 -d 0.0.0.0/0.0.0.0 -p udp --dport 53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tcp --dport 53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udp --dport 137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tcp --dport 137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172.31.255.253 -p all -j ACCEPT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tcp --dport 443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tcp --dport 80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I FORWARD 1 -s 0.0.0.0/0.0.0.0 -d 0.0.0.0/0.0.0.0 -p tcp --dport 22 -j ACCEPT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iptables -t nat -A PREROUTING -d 200.19.0.50 -j DNAT --to-destination 10.0.0.5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iptables -t nat -A POSTROUTING -s 10.0.0.50 -j SNAT --to-source 200.19.0.5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 NAT sem portas</text:p>
          </table:table-cell>
          <table:table-cell table:style-name="ce14" table:formula="of:=3*[.B34]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<text:a xlink:href="http://10.0.0.50:90/" xlink:type="simple">iptables -t nat -A PREROUTING -d 200.19.0.50 -p tcp --dport 80 -j DNAT --to-destination 10.0.0.50:90</text:a>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a xlink:href="http://200.19.0.50:80/" xlink:type="simple">iptables -t nat -A POSTROUTING -s 10.0.0.50 -p tcp --sport 90 -j SNAT --to-source 200.19.0.50:80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4 NAT com porta</text:p>
          </table:table-cell>
          <table:table-cell table:style-name="ce14" table:formula="of:=34*[.B39]" office:value-type="float" office:value="816" calcext:value-type="float">
            <text:p>81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17,udp_dst=5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6,tcp_dst=5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17,udp_dst=13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6,tcp_dst=137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172.31.255.253,action=normal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6,tcp_dst=443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6,tcp_dst=80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add-flow br0 dl_type=0x800,priority=65535,nw_src=0.0.0.0/0.0.0.0,nw_dst==0.0.0.0/0.0.0.0,nw_proto=6,tcp_dst=22,action=normal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ovs-ofctl --strict add-flow s1 nw_dst=10.0.0.50,actions=mod_nw_dst=200.19.0.50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--strict add-flow s1 nw_src=200.19.0.50,actions=mod_nw_src= 10.0.0.5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NAT</text:p>
          </table:table-cell>
          <table:table-cell table:style-name="ce14" table:formula="of:=3*[.B53]" office:value-type="float" office:value="36" calcext:value-type="float">
            <text:p>36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ovs-ofctl --strict add-flow s1 tcp,nw_dst=200.19.0.50,tp_dst=80,actions=mod_nw_dst=10.0.0.50,mod_tp_dst=9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ovs-ofctl --strict add-flow s1 tcp,nw_src=10.0.0.50,tp_src=90,actions=mod_nw_src=200.19.0.50,mod_tp_src=8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4 NAT</text:p>
          </table:table-cell>
          <table:table-cell table:style-name="ce14" table:formula="of:=34*[.B59]" office:value-type="float" office:value="612" calcext:value-type="float">
            <text:p>61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4" table:formula="of:=SUM([.B1:.B63])" office:value-type="float" office:value="2200" calcext:value-type="float">
            <text:p>2200</text:p>
          </table:table-cell>
          <table:table-cell table:number-columns-repeated="1022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7 rules fwlang" table:style-name="ta10">
        <office:forms form:automatic-focus="false" form:apply-design-mode="false"/>
        <table:table-column table:style-name="co18" table:default-cell-style-name="Default"/>
        <table:table-column table:style-name="co6" table:number-columns-repeated="1023" table:default-cell-style-name="Default"/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udp53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udp/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tcp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udp13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udp/13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tcp13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-137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site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172.31.255.253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ht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http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https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https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acl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ame <text:s text:c="3"/>text('permit-all-all-ssh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 <text:s text:c="3"/>endpoint('all')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 <text:s text:c="5"/>endpoint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llow <text:s text:c="2"/>traffic('tcp/22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order <text:s text:c="2"/>after('all'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nat11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endpoint('200.19.0.195')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endpoint('10.0.3.185'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nat11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endpoint('200.19.0.196')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endpoint('10.0.3.190'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nat11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endpoint('200.19.0.197')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endpoint('10.0.2.200'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nat11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endpoint('200.19.0.198')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endpoint('10.0.2.111'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define intent nat11: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rom</text:p>
          </table:table-cell>
          <table:table-cell table:style-name="ce10" office:value-type="string" calcext:value-type="string">
            <text:p>endpoint('200.19.0.194'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to</text:p>
          </table:table-cell>
          <table:table-cell table:style-name="ce10" office:value-type="string" calcext:value-type="string">
            <text:p>endpoint('10.0.73.1')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for</text:p>
          </table:table-cell>
          <table:table-cell table:style-name="ce10" office:value-type="string" calcext:value-type="string">
            <text:p>port('protocol:tcp|src_port:8299|dst_port:8291')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add</text:p>
          </table:table-cell>
          <table:table-cell table:style-name="ce10" office:value-type="string" calcext:value-type="string">
            <text:p>middlebox('cisco-1'),middlebox('iptables-1'),middlebox('openflow-1'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34 regras vezes</text:p>
          </table:table-cell>
          <table:table-cell/>
          <table:table-cell table:style-name="ce14" table:formula="of:=34*13" office:value-type="float" office:value="442" calcext:value-type="float">
            <text:p>44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4" table:formula="of:=SUM([.C1:.C93])" office:value-type="float" office:value="599" calcext:value-type="float">
            <text:p>599</text:p>
          </table:table-cell>
          <table:table-cell table:number-columns-repeated="102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7:03:50.061153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ficos" style:display-name="PageStyle_grafic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8-_20_rules_20_firewalls" style:display-name="PageStyle_38- rules firewa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8-_20_rules_20_fwlang" style:display-name="PageStyle_38- rules fwla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_20_rules_20_firewalls" style:display-name="PageStyle_22 rules firewa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_20_rules_20_fwlang" style:display-name="PageStyle_22 rules fwla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5_20_rules_20_firewalls" style:display-name="PageStyle_35 rules firewa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5_20_rules_20_fwlang" style:display-name="PageStyle_35 rules fwla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_20_rules_20_firewalls" style:display-name="PageStyle_47 rules firewa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_20_rules_20_fwlang" style:display-name="PageStyle_47 rules fwla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04T17:04:22.496475700</dc:date>
    <meta:editing-duration>PT32S</meta:editing-duration>
    <meta:editing-cycles>1</meta:editing-cycles>
    <meta:document-statistic meta:table-count="9" meta:cell-count="15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8pt" style:font-family-asian="Arial" style:font-size-asian="18pt" style:font-family-complex="Arial" style:font-size-complex="18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230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8pt" style:font-family-asian="Arial" style:font-size-asian="18pt" style:font-family-complex="Arial" style:font-size-complex="18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38761d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0.437cm" svg:y="4.36cm" style:legend-expansion="high" chart:style-name="ch2"/>
        <chart:plot-area chart:style-name="ch3" table:cell-range-address="graficos.A2:graficos.C5 graficos.B1:graficos.B1" chart:data-source-has-labels="both" svg:x="0.317cm" svg:y="0.196cm" svg:width="9.803cm" svg:height="9.424cm">
          <chartooo:coordinate-region svg:x="4.491cm" svg:y="0.196cm" svg:width="5.629cm" svg:height="4.624cm"/>
          <chart:axis chart:dimension="x" chart:name="primary-x" chart:style-name="ch4" chartooo:axis-type="text">
            <chart:categories table:cell-range-address="graficos.A2:grafico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2:graficos.B5" chart:label-cell-address="graficos.B1:graficos.B1" chart:class="chart:bar">
            <chart:data-point chart:repeated="4"/>
          </chart:series>
          <chart:series chart:style-name="ch8" chart:values-cell-range-address="graficos.C2:graficos.C5" loext:label-string="&quot;Nº de termos sintaxe Firewalls&quot;" chart:class="chart:bar">
            <chart:data-point/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º de termos FWlang</text:p>
                <draw:g>
                  <svg:desc>graficos.B1:graficos.B1</svg:desc>
                </draw:g>
              </table:table-cell>
              <table:table-cell office:value-type="string">
                <text:p>Nº de termos sintaxe Firewalls</text:p>
              </table:table-cell>
            </table:table-row>
          </table:table-header-rows>
          <table:table-rows>
            <table:table-row>
              <table:table-cell office:value-type="string">
                <text:p>22 Regras Instituição 1</text:p>
                <draw:g>
                  <svg:desc>graficos.A2:graficos.A5</svg:desc>
                </draw:g>
              </table:table-cell>
              <table:table-cell office:value-type="float" office:value="308">
                <text:p>308</text:p>
                <draw:g>
                  <svg:desc>graficos.B2:graficos.B5</svg:desc>
                </draw:g>
              </table:table-cell>
              <table:table-cell office:value-type="float" office:value="538">
                <text:p>538</text:p>
                <draw:g>
                  <svg:desc>graficos.C2:graficos.C5</svg:desc>
                </draw:g>
              </table:table-cell>
            </table:table-row>
            <table:table-row>
              <table:table-cell office:value-type="string">
                <text:p>35 Regras Instituição 2</text:p>
              </table:table-cell>
              <table:table-cell office:value-type="float" office:value="490">
                <text:p>490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38 Regras Instituição 3</text:p>
              </table:table-cell>
              <table:table-cell office:value-type="float" office:value="532">
                <text:p>532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47 Regras Instituição 4</text:p>
              </table:table-cell>
              <table:table-cell office:value-type="float" office:value="599">
                <text:p>599</text:p>
              </table:table-cell>
              <table:table-cell office:value-type="float" office:value="2200">
                <text:p>2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